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rsid="000f24e7" officeooo:paragraph-rsid="000f24e7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f24e7" officeooo:paragraph-rsid="000f24e7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f80b5" officeooo:paragraph-rsid="000f80b5" style:font-weight-asian="normal" style:font-weight-complex="normal"/>
    </style:style>
    <style:style style:name="P5" style:family="paragraph" style:parent-style-name="Standard">
      <style:text-properties officeooo:rsid="000f24e7" officeooo:paragraph-rsid="000f24e7"/>
    </style:style>
    <style:style style:name="P6" style:family="paragraph" style:parent-style-name="Standard">
      <style:text-properties style:text-underline-style="none" officeooo:rsid="000f24e7" officeooo:paragraph-rsid="000f24e7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f24e7" officeooo:paragraph-rsid="000f24e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f80b5" officeooo:paragraph-rsid="000f80b5" style:font-weight-asian="normal" style:font-weight-complex="normal"/>
    </style:style>
    <style:style style:name="P10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style:text-underline-style="none" fo:font-weight="normal" officeooo:paragraph-rsid="000f80b5" style:font-weight-asian="normal" style:font-weight-complex="normal"/>
    </style:style>
    <style:style style:name="P11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fo:font-size="11pt" style:text-underline-style="none" fo:font-weight="normal" officeooo:paragraph-rsid="000f80b5" style:font-size-asian="11pt" style:font-weight-asian="normal" style:font-size-complex="11pt" style:font-weight-complex="normal"/>
    </style:style>
    <style:style style:name="T1" style:family="text">
      <style:text-properties officeooo:rsid="000f24e7"/>
    </style:style>
    <style:style style:name="T2" style:family="text">
      <style:text-properties fo:color="#000000" style:font-name="Courier New" fo:font-size="12pt" style:text-underline-style="solid" style:text-underline-width="auto" style:text-underline-color="font-color" fo:font-weight="bold" style:font-name-asian="Times New Roman" style:font-size-asian="12pt" style:language-asian="en" style:country-asian="IN" style:font-weight-asian="bold" style:font-name-complex="Courier New1" style:font-size-complex="12pt"/>
    </style:style>
    <style:style style:name="T3" style:family="text">
      <style:text-properties fo:color="#000000" style:font-name="Courier New" fo:font-size="12pt" fo:font-weight="bold" style:font-name-asian="Times New Roman" style:font-size-asian="12pt" style:language-asian="en" style:country-asian="IN" style:font-weight-asian="bold" style:font-name-complex="Courier New1" style:font-size-complex="12pt"/>
    </style:style>
    <style:style style:name="T4" style:family="text">
      <style:text-properties fo:color="#000000" style:font-name="Courier New" fo:font-size="12pt" style:font-name-asian="Times New Roman" style:font-size-asian="12pt" style:language-asian="en" style:country-asian="IN" style:font-name-complex="Courier New1" style:font-size-complex="12pt"/>
    </style:style>
    <style:style style:name="T5" style:family="text">
      <style:text-properties fo:color="#000000" style:font-name="Open Sans" fo:font-size="18pt" style:text-underline-style="solid" style:text-underline-width="auto" style:text-underline-color="font-color" fo:font-weight="bold" style:font-name-asian="Times New Roman" style:font-size-asian="18pt" style:language-asian="en" style:country-asian="IN" style:font-weight-asian="bold" style:font-name-complex="Open Sans1" style:font-size-complex="18pt"/>
    </style:style>
    <style:style style:name="T6" style:family="text">
      <style:text-properties fo:color="#000000" style:font-name="Open Sans" fo:font-size="18pt" style:font-name-asian="Times New Roman" style:font-size-asian="18pt" style:language-asian="en" style:country-asian="IN" style:font-name-complex="Open Sans1" style:font-size-complex="18pt"/>
    </style:style>
    <style:style style:name="T7" style:family="text">
      <style:text-properties fo:color="#000000" style:font-name="Open Sans" style:font-name-asian="Times New Roman" style:language-asian="en" style:country-asian="IN" style:font-name-complex="Open Sans1"/>
    </style:style>
    <style:style style:name="T8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Shell Program to check whether the number is odd or even in the list</text:p>
      <text:p text:style-name="Standard"/>
      <text:p text:style-name="Standard"/>
      <text:p text:style-name="Standard">NUMS="1 2 3 4 5 6 7"</text:p>
      <text:p text:style-name="Standard"/>
      <text:p text:style-name="Standard">for NUM in $NUMS</text:p>
      <text:p text:style-name="Standard">do</text:p>
      <text:p text:style-name="Standard"><text:s text:c="3"/>Q=`expr $NUM % 2`</text:p>
      <text:p text:style-name="Standard"><text:s text:c="3"/>if [ $Q -eq 0 ]</text:p>
      <text:p text:style-name="Standard"><text:s text:c="3"/>then</text:p>
      <text:p text:style-name="Standard"><text:s text:c="6"/>echo "Number is an even number!!"</text:p>
      <text:p text:style-name="Standard"><text:s text:c="6"/>continue</text:p>
      <text:p text:style-name="Standard"><text:s text:c="3"/>fi</text:p>
      <text:p text:style-name="Standard"><text:s text:c="3"/>echo "Found odd number"</text:p>
      <text:p text:style-name="Standard">done</text:p>
      <text:p text:style-name="Standard"/>
      <text:p text:style-name="Standard"/>
      <text:p text:style-name="P2">Output</text:p>
      <text:p text:style-name="Standard"/>
      <text:p text:style-name="Standard">sjcet@Z238-UL:~/Desktop/fayas$ vim c.sh</text:p>
      <text:p text:style-name="Standard">sjcet@Z238-UL:~/Desktop/fayas$ chmod +x "c.sh"</text:p>
      <text:p text:style-name="Standard">sjcet@Z238-UL:~/Desktop/fayas$ ./c.sh</text:p>
      <text:p text:style-name="Standard">Found odd number</text:p>
      <text:p text:style-name="Standard">Number is an even number!!</text:p>
      <text:p text:style-name="Standard">Found odd number</text:p>
      <text:p text:style-name="Standard">Number is an even number!!</text:p>
      <text:p text:style-name="Standard">Found odd number</text:p>
      <text:p text:style-name="Standard">Number is an even number!!</text:p>
      <text:p text:style-name="Standard">Found odd number</text:p>
      <text:p text:style-name="Standard">sjcet@Z238-UL:~/Desktop/fayas$ </text:p>
      <text:p text:style-name="Standard"/>
      <text:p text:style-name="Standard"/>
      <text:p text:style-name="Standard"/>
      <text:p text:style-name="P5">2.<text:span text:style-name="T2">shell script for factorial of a number</text:span></text:p>
      <text:p text:style-name="P5"><text:span text:style-name="T2"/></text:p>
      <text:p text:style-name="P8"><text:span text:style-name="T4">echo "Enter a number"</text:span></text:p>
      <text:p text:style-name="P8"><text:span text:style-name="T4">read num</text:span></text:p>
      <text:p text:style-name="P8"><text:span text:style-name="T4"/></text:p>
      <text:p text:style-name="P8"><text:span text:style-name="T4">fact=1</text:span></text:p>
      <text:p text:style-name="P8"><text:span text:style-name="T4"/></text:p>
      <text:p text:style-name="P8"><text:span text:style-name="T4">while [ $num -gt 1 ]</text:span></text:p>
      <text:p text:style-name="P8"><text:span text:style-name="T4">do</text:span></text:p>
      <text:p text:style-name="P8"><text:span text:style-name="T4"><text:s text:c="2"/>fact=$((fact * num)) <text:s/>#fact = fact * num</text:span></text:p>
      <text:p text:style-name="P8"><text:span text:style-name="T4"><text:s text:c="2"/>num=$((num - 1)) <text:s text:c="5"/>#num = num - 1</text:span></text:p>
      <text:p text:style-name="P8"><text:span text:style-name="T4">done</text:span></text:p>
      <text:p text:style-name="P8"><text:span text:style-name="T4"/></text:p>
      <text:p text:style-name="P8"><text:span text:style-name="T4">echo $fact</text:span></text:p>
      <text:p text:style-name="P8"><text:span text:style-name="T4"/></text:p>
      <text:p text:style-name="P3"><text:span text:style-name="T4">Output</text:span></text:p>
      <text:p text:style-name="P7"/>
      <text:p text:style-name="P7">sjcet@Z238-UL:~/Desktop/fayas$ vim fact.sh</text:p>
      <text:p text:style-name="P7">sjcet@Z238-UL:~/Desktop/fayas$ chmod +x "fact.sh"</text:p>
      <text:p text:style-name="P7"><text:soft-page-break/>sjcet@Z238-UL:~/Desktop/fayas$ ./fact.sh</text:p>
      <text:p text:style-name="P7">Enter a number</text:p>
      <text:p text:style-name="P7">6</text:p>
      <text:p text:style-name="P7">720</text:p>
      <text:p text:style-name="P7">sjcet@Z238-UL:~/Desktop/fayas$ </text:p>
      <text:p text:style-name="P7"/>
      <text:p text:style-name="P7"/>
      <text:h text:style-name="P10" text:outline-level="2"><text:span text:style-name="T5">Shell script to print sum of all digit using expr</text:span></text:h>
      <text:h text:style-name="P11" text:outline-level="2"><text:span text:style-name="T7">echo "Enter a number"</text:span></text:h>
      <text:h text:style-name="P11" text:outline-level="2"><text:span text:style-name="T7">read num</text:span></text:h>
      <text:h text:style-name="P11" text:outline-level="2"><text:span text:style-name="T7">sum=0</text:span></text:h>
      <text:h text:style-name="P11" text:outline-level="2"><text:span text:style-name="T7">while [ $num -gt 0 ]</text:span></text:h>
      <text:h text:style-name="P11" text:outline-level="2"><text:span text:style-name="T7">do</text:span></text:h>
      <text:h text:style-name="P11" text:outline-level="2"><text:span text:style-name="T7"><text:s text:c="4"/>mod=`expr $num % 10` <text:s text:c="3"/>#It will split each digits</text:span></text:h>
      <text:h text:style-name="P11" text:outline-level="2"><text:span text:style-name="T7"><text:s text:c="4"/>sum=`expr $sum + $mod` <text:s/>#Add each digit to sum</text:span></text:h>
      <text:h text:style-name="P11" text:outline-level="2"><text:span text:style-name="T7"><text:s text:c="4"/>num=`expr $num / 10` <text:s text:c="3"/>#divide num by 10.</text:span></text:h>
      <text:h text:style-name="P11" text:outline-level="2"><text:span text:style-name="T7">done</text:span></text:h>
      <text:h text:style-name="P11" text:outline-level="2"><text:span text:style-name="T7">echo $sum</text:span></text:h>
      <text:p text:style-name="P7"/>
      <text:p text:style-name="P7"/>
      <text:p text:style-name="P4">Output</text:p>
      <text:p text:style-name="P9"/>
      <text:p text:style-name="P9">sjcet@Z238-UL:~/Desktop/fayas$ vim digitsum.sh</text:p>
      <text:p text:style-name="P9">sjcet@Z238-UL:~/Desktop/fayas$ chmod +x "digitsum.sh"</text:p>
      <text:p text:style-name="P9">sjcet@Z238-UL:~/Desktop/fayas$ ./digitsum.sh</text:p>
      <text:p text:style-name="P9">Enter a number</text:p>
      <text:p text:style-name="P9">435</text:p>
      <text:p text:style-name="P9">12</text:p>
      <text:p text:style-name="P9">sjcet@Z238-UL:~/Desktop/fayas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23:20.338474085</meta:creation-date>
    <dc:date>2022-05-25T15:54:51.621009288</dc:date>
    <meta:editing-duration>PT1H11M21S</meta:editing-duration>
    <meta:editing-cycles>1</meta:editing-cycles>
    <meta:document-statistic meta:table-count="0" meta:image-count="0" meta:object-count="0" meta:page-count="2" meta:paragraph-count="61" meta:word-count="213" meta:character-count="1386" meta:non-whitespace-character-count="1175"/>
    <meta:generator>LibreOffice/6.4.7.2$Linux_X86_64 LibreOffice_project/40$Build-2</meta:generator>
  </office:meta>
</office:document-meta>
</file>